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fill="solid" draw:fill-color="#999999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0.951cm" svg:height="1.016cm" svg:x="1.165cm" svg:y="0.216cm">
          <text:p text:style-name="P1"><text:span text:style-name="T1">ID</text:span></text:p>
        </draw:rect>
        <draw:rect draw:style-name="gr1" draw:text-style-name="P2" draw:layer="layout" svg:width="2.853cm" svg:height="1.016cm" svg:x="2.116cm" svg:y="0.216cm">
          <text:p text:style-name="P1"><text:span text:style-name="T1">length</text:span></text:p>
        </draw:rect>
        <draw:line draw:style-name="gr2" draw:text-style-name="P3" draw:layer="layout" svg:x1="3.032cm" svg:y1="0.216cm" svg:x2="3.032cm" svg:y2="0.408cm">
          <text:p/>
        </draw:line>
        <draw:line draw:style-name="gr2" draw:text-style-name="P3" draw:layer="layout" svg:x1="4.032cm" svg:y1="0.216cm" svg:x2="4.032cm" svg:y2="0.408cm">
          <text:p/>
        </draw:line>
        <draw:line draw:style-name="gr2" draw:text-style-name="P3" draw:layer="layout" svg:x1="4.032cm" svg:y1="1.016cm" svg:x2="4.032cm" svg:y2="1.232cm">
          <text:p/>
        </draw:line>
        <draw:line draw:style-name="gr2" draw:text-style-name="P3" draw:layer="layout" svg:x1="3.032cm" svg:y1="1.016cm" svg:x2="3.032cm" svg:y2="1.232cm">
          <text:p/>
        </draw:line>
        <draw:rect draw:style-name="gr3" draw:text-style-name="P2" draw:layer="layout" svg:width="0.951cm" svg:height="1.016cm" svg:x="0.215cm" svg:y="0.216cm">
          <text:p text:style-name="P1"><text:span text:style-name="T1">rq</text:span></text:p>
        </draw:rect>
        <draw:rect draw:style-name="gr1" draw:text-style-name="P2" draw:layer="layout" svg:width="0.951cm" svg:height="1.016cm" svg:x="7.065cm" svg:y="0.216cm">
          <text:p text:style-name="P1"><text:span text:style-name="T1">ID</text:span></text:p>
        </draw:rect>
        <draw:rect draw:style-name="gr1" draw:text-style-name="P2" draw:layer="layout" svg:width="2.853cm" svg:height="1.016cm" svg:x="8.016cm" svg:y="0.216cm">
          <text:p text:style-name="P1"><text:span text:style-name="T1">length</text:span></text:p>
        </draw:rect>
        <draw:line draw:style-name="gr2" draw:text-style-name="P3" draw:layer="layout" svg:x1="8.932cm" svg:y1="0.216cm" svg:x2="8.932cm" svg:y2="0.408cm">
          <text:p/>
        </draw:line>
        <draw:line draw:style-name="gr2" draw:text-style-name="P3" draw:layer="layout" svg:x1="9.932cm" svg:y1="0.216cm" svg:x2="9.932cm" svg:y2="0.408cm">
          <text:p/>
        </draw:line>
        <draw:line draw:style-name="gr2" draw:text-style-name="P3" draw:layer="layout" svg:x1="9.932cm" svg:y1="1.016cm" svg:x2="9.932cm" svg:y2="1.232cm">
          <text:p/>
        </draw:line>
        <draw:line draw:style-name="gr2" draw:text-style-name="P3" draw:layer="layout" svg:x1="8.932cm" svg:y1="1.016cm" svg:x2="8.932cm" svg:y2="1.232cm">
          <text:p/>
        </draw:line>
        <draw:line draw:style-name="gr2" draw:text-style-name="P3" draw:layer="layout" svg:x1="4.672cm" svg:y1="0.216cm" svg:x2="5.48cm" svg:y2="0.216cm">
          <text:p/>
        </draw:line>
        <draw:line draw:style-name="gr2" draw:text-style-name="P3" draw:layer="layout" svg:x1="6.672cm" svg:y1="0.216cm" svg:x2="7.48cm" svg:y2="0.216cm">
          <text:p/>
        </draw:line>
        <draw:line draw:style-name="gr2" draw:text-style-name="P3" draw:layer="layout" svg:x1="6.604cm" svg:y1="1.232cm" svg:x2="7.412cm" svg:y2="1.232cm">
          <text:p/>
        </draw:line>
        <draw:line draw:style-name="gr2" draw:text-style-name="P3" draw:layer="layout" svg:x1="4.704cm" svg:y1="1.232cm" svg:x2="5.512cm" svg:y2="1.232cm">
          <text:p/>
        </draw:line>
        <draw:line draw:style-name="gr4" draw:text-style-name="P3" draw:layer="layout" svg:x1="5.572cm" svg:y1="0.216cm" svg:x2="6.588cm" svg:y2="0.216cm">
          <text:p/>
        </draw:line>
        <draw:line draw:style-name="gr4" draw:text-style-name="P3" draw:layer="layout" svg:x1="5.572cm" svg:y1="1.232cm" svg:x2="6.588cm" svg:y2="1.232cm">
          <text:p/>
        </draw:line>
        <draw:rect draw:style-name="gr5" draw:text-style-name="P2" draw:layer="layout" svg:width="0.951cm" svg:height="1.016cm" svg:x="10.869cm" svg:y="0.216cm">
          <text:p text:style-name="P1"><text:span text:style-name="T1">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938cm" fo:page-height="1.62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3-01T23:15:24</meta:creation-date>
    <dc:creator>Pawel Gburzynski</dc:creator>
    <dc:date>2007-06-27T14:30:30</dc:date>
    <dc:language>en-US</dc:language>
    <meta:editing-cycles>6</meta:editing-cycles>
    <meta:editing-duration>PT35M4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